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F105AC171BBA49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86cm, 3.037cm, 16.112cm, 5.98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03cm" svg:height="20.099cm" svg:x="1.092cm" svg:y="2.192cm">
          <draw:image xlink:href="Pictures/10000000000005E8000007E02F105AC171BBA49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0:59:17.719530462</dc:date>
    <meta:editing-duration>PT3M41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